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serif"/>
    <style:font-face style:name="Verdana" svg:font-family="Verdana, sans-serif"/>
  </office:font-face-decls>
  <office:automatic-styles>
    <style:style style:name="P1" style:family="paragraph" style:parent-style-name="Standard">
      <style:text-properties fo:color="#c9211e" loext:opacity="100%" fo:font-size="14pt" fo:font-weight="bold" style:font-size-asian="14pt" style:font-weight-asian="bold" style:font-size-complex="14pt" style:font-weight-complex="bold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000000" loext:opacity="100%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fo:color="#000000" loext:opacity="100%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fo:color="#000000" loext:opacity="100%" style:font-name="Verdana" fo:font-size="11pt"/>
    </style:style>
    <style:style style:name="P6" style:family="paragraph" style:parent-style-name="Text_20_body">
      <style:paragraph-properties fo:margin-left="1.27cm" fo:margin-right="0cm" fo:margin-top="0cm" fo:margin-bottom="0cm" style:contextual-spacing="false" fo:text-indent="0cm" style:auto-text-indent="false"/>
      <style:text-properties fo:color="#000000" loext:opacity="100%" style:font-name="Verdana" fo:font-size="11pt"/>
    </style:style>
    <style:style style:name="P7" style:family="paragraph" style:parent-style-name="Text_20_body">
      <style:paragraph-properties fo:margin-left="1.27cm" fo:margin-right="0cm" fo:margin-top="0cm" fo:margin-bottom="0cm" style:contextual-spacing="false" fo:text-indent="0.079cm" style:auto-text-indent="false"/>
      <style:text-properties fo:color="#000000" loext:opacity="100%"/>
    </style:style>
    <style:style style:name="P8" style:family="paragraph" style:parent-style-name="Text_20_body">
      <style:paragraph-properties fo:margin-left="1.27cm" fo:margin-right="0cm" fo:margin-top="0cm" fo:margin-bottom="0cm" style:contextual-spacing="false" fo:text-indent="0.132cm" style:auto-text-indent="false"/>
      <style:text-properties fo:color="#000000" loext:opacity="100%"/>
    </style:style>
    <style:style style:name="P9" style:family="paragraph" style:parent-style-name="Text_20_body">
      <style:paragraph-properties fo:margin-left="1.27cm" fo:margin-right="0cm" fo:margin-top="0cm" fo:margin-bottom="0cm" style:contextual-spacing="false" fo:text-align="justify" style:justify-single-word="false" fo:text-indent="0cm" style:auto-text-indent="false"/>
      <style:text-properties style:font-name="Times New Roman" fo:font-size="12pt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Liberation Sans" fo:font-size="14pt" officeooo:paragraph-rsid="000c3445"/>
    </style:style>
    <style:style style:name="T1" style:family="text">
      <style:text-properties fo:color="#000000" loext:opacity="100%" style:font-name="Verdana" fo:font-size="11pt"/>
    </style:style>
    <style:style style:name="T2" style:family="text">
      <style:text-properties fo:color="#000000" loext:opacity="100%" style:font-name="Verdana" fo:font-size="11pt" fo:background-color="#ffffff" loext:char-shading-value="0"/>
    </style:style>
    <style:style style:name="T3" style:family="text">
      <style:text-properties fo:color="#000000" loext:opacity="100%" style:font-name="Verdana" fo:font-size="11pt" fo:font-weight="bold" fo:background-color="#ffff00" loext:char-shading-value="0"/>
    </style:style>
    <style:style style:name="T4" style:family="text">
      <style:text-properties fo:color="#000000" loext:opacity="100%" style:font-name="Verdana" fo:font-size="11pt" fo:font-weight="bold" fo:background-color="transparent" loext:char-shading-value="0"/>
    </style:style>
    <style:style style:name="T5" style:family="text">
      <style:text-properties fo:color="#000000" loext:opacity="100%" style:font-name="Verdana" fo:font-size="11pt" fo:font-weight="bold" fo:background-color="transparent" loext:char-shading-value="0"/>
    </style:style>
    <style:style style:name="T6" style:family="text">
      <style:text-properties fo:color="#000000" loext:opacity="100%" style:font-name="Verdana" fo:font-size="11pt" style:text-underline-style="solid" style:text-underline-width="auto" style:text-underline-color="font-color" fo:font-weight="bold" fo:background-color="#ffff00" loext:char-shading-value="0"/>
    </style:style>
    <style:style style:name="T7" style:family="text">
      <style:text-properties fo:color="#000000" loext:opacity="100%" style:font-name="Verdana" fo:font-size="11pt" style:text-underline-style="solid" style:text-underline-width="auto" style:text-underline-color="font-color" fo:font-weight="bold" fo:background-color="transparent" loext:char-shading-value="0"/>
    </style:style>
    <style:style style:name="T8" style:family="text">
      <style:text-properties fo:color="#000000" loext:opacity="100%" style:font-name="Verdana" fo:font-size="11pt" style:text-underline-style="solid" style:text-underline-width="auto" style:text-underline-color="font-color" fo:font-weight="bold" fo:background-color="transparent" loext:char-shading-value="0"/>
    </style:style>
    <style:style style:name="T9" style:family="text">
      <style:text-properties fo:color="#000000" loext:opacity="100%" style:font-name="Verdana" fo:font-size="11pt" style:text-underline-style="none" fo:font-weight="bold" fo:background-color="transparent" loext:char-shading-value="0"/>
    </style:style>
    <style:style style:name="T10" style:family="text">
      <style:text-properties style:font-name="Verdana" fo:font-size="11pt"/>
    </style:style>
    <style:style style:name="T11" style:family="text">
      <style:text-properties style:font-name="Verdana" fo:font-size="11pt" fo:font-weight="bold" fo:background-color="#ffff00" loext:char-shading-value="0"/>
    </style:style>
    <style:style style:name="T12" style:family="text">
      <style:text-properties style:font-name="Verdana" fo:font-size="11pt" fo:font-weight="bold" fo:background-color="transparent" loext:char-shading-value="0"/>
    </style:style>
    <style:style style:name="T13" style:family="text">
      <style:text-properties style:font-name="Verdana" fo:font-size="11pt" fo:font-weight="bold" fo:background-color="transparent" loext:char-shading-value="0"/>
    </style:style>
    <style:style style:name="T14" style:family="text">
      <style:text-properties style:font-name="Verdana" fo:font-size="11pt" style:text-underline-style="solid" style:text-underline-width="auto" style:text-underline-color="font-color" fo:font-weight="bold" fo:background-color="transparent" loext:char-shading-value="0"/>
    </style:style>
    <style:style style:name="T15" style:family="text">
      <style:text-properties style:font-name="Verdana" fo:font-size="11pt" style:text-underline-style="none" fo:font-weight="bold" fo:background-color="transparent" loext:char-shading-value="0"/>
    </style:style>
    <style:style style:name="T16" style:family="text">
      <style:text-properties fo:font-weight="bold"/>
    </style:style>
    <style:style style:name="T17" style:family="text">
      <style:text-properties fo:color="#201f1e" loext:opacity="100%" style:font-name="Verdana" fo:font-size="11pt" fo:font-weight="bold" loext:padding="0cm" loext:border="none"/>
    </style:style>
    <style:style style:name="T18" style:family="text">
      <style:text-properties fo:color="#201f1e" loext:opacity="100%" style:font-name="Verdana" fo:font-size="11pt" fo:font-weight="bold" officeooo:rsid="000c3445" loext:padding="0cm" loext:border="none"/>
    </style:style>
    <style:style style:name="T19" style:family="text">
      <style:text-properties officeooo:rsid="000ca7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7">***ORIENTAÇÕES </text:span><text:span text:style-name="T18">DISCIPLINAS OPTATIVAS</text:span><text:span text:style-name="T17"> ***</text:span></text:p>
      <text:p text:style-name="P2"><text:span text:style-name="T1"/></text:p>
      <text:p text:style-name="P2"><text:span text:style-name="T1">Neste semestre </text:span><text:span text:style-name="T10">letivo (2023/2), todos </text:span><text:span text:style-name="T1">os cursos de graduação possuem disciplinas optativas obrigatórias a serem cursadas em turmas regulares. </text:span><text:span text:style-name="Strong_20_Emphasis"><text:span text:style-name="T1">Os alunos devem "obrigatoriamente" optar por uma das disciplinas</text:span></text:span><text:span text:style-name="T1"> que fará parte do cômputo da carga horária total do curso. Os alunos </text:span><text:span text:style-name="T2">podem cursar apenas uma disciplina optativa neste semestre. </text:span><text:span text:style-name="T1">Em caso de reprovação, a mesma disciplina optativa deverá ser cursada como DP.</text:span></text:p>
      <text:p text:style-name="P4"/>
      <text:p text:style-name="P5">O aluno, após estar matriculado e ativo, deverá solicitar a disciplina optativa pela Secretaria Online <text:span text:style-name="T16">(Solicitação de Serviços &gt; Matrícula em disciplina optativa).</text:span> </text:p>
      <text:p text:style-name="P4"/>
      <text:p text:style-name="P5">Lembre que: </text:p>
      <text:p text:style-name="P3"/>
      <text:p text:style-name="P6">1. Todas as disciplinas optativas obrigatórias aparecem no seu histórico desde o ingresso na UNIP.</text:p>
      <text:p text:style-name="P7"/>
      <text:p text:style-name="P6">2. Nos Planos de Estudo dos alunos do penúltimo e último período que possuem optativas pendentes e não fizeram a opção na época em que foram oferecidas em turma regular constará a menção “Disciplina OPTATIVA série XX” (sem especificação do nome da disciplina), para que o coordenador indique quando a disciplina deverá ser cursada. Para o aluno aparecerão todas as disciplinas optativas disponíveis para escolha, inclusive DPs. Quando o aluno selecionar a optativa que deseja cursar, o nome da disciplina optativa constará na sua matrícula, por exemplo: Libras, Marketing Pessoal etc.</text:p>
      <text:p text:style-name="P7"> </text:p>
      <text:p text:style-name="P6">3.   O aluno que for reprovado na disciplina optativa obrigatória deverá cursá-la novamente em DP, não sendo permitido trocá-la por outra optativa.</text:p>
      <text:p text:style-name="P7"> </text:p>
      <text:p text:style-name="P6">4.   O aluno poderá solicitar troca de optativa somente no semestre letivo em que a disciplina é oferecida em turma regular (GR) e no prazo estipulado no Calendário Escolar.</text:p>
      <text:p text:style-name="P8"> </text:p>
      <text:p text:style-name="P9"><text:span text:style-name="T1">5.  </text:span><text:span text:style-name="T9">Se o aluno não escolher a disciplina optativa no prazo estipulado pelo Calendário Escolar, o Diretor do Instituto definirá qual a disciplina optativa que deverá ser realizada e ela não poderá ser trocada. No caso de matrícula realizada após a data limite para a escolha da disciplina optativa, o aluno será incluído </text:span><text:span text:style-name="T15">automaticamente na disciplina escolhida pelo Diretor do Instituto.</text:span></text:p>
      <text:p text:style-name="Standard"/>
      <text:p text:style-name="Standard"/>
      <text:p text:style-name="P1"><text:tab/><text:span text:style-name="T19">PRAZO PARA ESCOLHA: 25/08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serif"/>
    <style:font-face style:name="Verdana" svg:font-family="Verdan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7T17:54:07.705437006</meta:creation-date>
    <dc:date>2023-08-17T18:01:16.884439803</dc:date>
    <meta:editing-duration>PT7M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3" meta:word-count="313" meta:character-count="2048" meta:non-whitespace-character-count="1734"/>
  </office:meta>
</office:document-meta>
</file>